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369a7e63-7ff3-4101-a47f-bca584d1c0d4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9"/>
      </text:section>
      <text:section text:style-name="Sect1" text:name="8fbeb6ba-959b-484b-999a-abe4eebc1567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11af2878-fedb-402f-a0d4-fab8f70ae64f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c9ffddb0-4570-4d76-9623-c05ef7599abf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0bab7bfe-f69d-48d5-a084-2333e7895bc3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: Muttersprache<text:line-break/>Französisch: Schriftlich &amp; Mündlich<text:line-break/>Italienisch: Grundkenntnisse</text:p>
          </text:list-header>
        </text:list>
        <text:p text:style-name="P10"/>
      </text:section>
      <text:section text:style-name="Sect1" text:name="c048793f-301c-4e24-9741-de5c4a66e30b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c478688e-58b6-4042-97ac-a79080930c91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